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lfred A. Marcus &amp; So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Elul 12, 5656</text:p>
      <text:p text:style-name="P6">Date (derived from Gregorian calendar)<text:tab/>August 21, 1896</text:p>
      <text:p text:style-name="P6">Month<text:tab/><text:tab/><text:tab/><text:tab/><text:tab/><text:tab/>August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Boston</text:p>
      <text:p text:style-name="P6">State<text:tab/><text:tab/><text:tab/><text:tab/><text:tab/><text:tab/>M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No business will be transacted or interviews had on the Jewish Sabbath, from one hour before sunset/ on Friday, until one hour after sunset on Saturday, or on the Jewish Festivals,/ and no letters will be opened on those days./</text:p>
      <text:p text:style-name="P3">Jerusalem (Holy City) the glory of all lands.<text:tab/><text:tab/><text:tab/><text:tab/><text:tab/><text:tab/><text:tab/>[Hebrew]/</text:p>
      <text:p text:style-name="P2">ALFRED A. MARCUS &amp; SON,/</text:p>
      <text:p text:style-name="P2">[Hebrew]/</text:p>
      <text:p text:style-name="P2">Alfred A. Marcus.<text:tab/><text:tab/>Simeon Marcus./</text:p>
      <text:p text:style-name="P2">DIAMOND MERCHANTS AND IMPORTERS./</text:p>
      <text:p text:style-name="P2">PURCHASER'S OF REAL ESTATE (LANDED PROPERTY)/</text:p>
      <text:p text:style-name="P2">A Large Stock of Diamonds, Rough and Polished, also Precious Stones in every Variety always on Hand./</text:p>
      <text:p text:style-name="P2">103 STATE STREET./</text:p>
      <text:p text:style-name="P3">Residence,/</text:p>
      <text:p text:style-name="P3"><text:soft-page-break/>127 Dartmouth Street, Hard by the Bridge./</text:p>
      <text:p text:style-name="P3">Telephone, Tremont 457./</text:p>
      <text:p text:style-name="P4">Boston, Ellul 12 A. M. 5656/</text:p>
      <text:p text:style-name="P3">Rev<text:span text:style-name="T2">d</text:span><text:span text:style-name="T3"> Dr. S. Morais/</text:span></text:p>
      <text:p text:style-name="P3"><text:span text:style-name="T3"><text:tab/>My very dear Doctor/</text:span></text:p>
      <text:p text:style-name="P3"><text:span text:style-name="T3"><text:tab/><text:tab/>We were very sorry to hear/ that you were unwell but we pray/ to Heaven that you are again all/ recovrd[sic!] &amp; that your life may be/ spared for its usefulness for a/ great many years to come/</text:span></text:p>
      <text:p text:style-name="P3"><text:span text:style-name="T3">We are sending you an Album of/ Flowers from the Holy City for your/ kind acceptance/</text:span></text:p>
      <text:p text:style-name="P3"><text:span text:style-name="T3">On Tuesday Ellul 16 is the 44th year/ since my dearest Father [?] died we/ send $5. for you to donate to any charity your/ heart desires/</text:span></text:p>
      <text:p text:style-name="P3"><text:span text:style-name="T3"/></text:p>
      <text:p text:style-name="P3"><text:span text:style-name="T3">[Page 2]</text:span></text:p>
      <text:p text:style-name="P3"><text:span text:style-name="T3">Wishing you &amp; all dear to you/ to compliments of the coming/ New Year &amp; that it may bring to us/ all one of uninterrupted happiness/ &amp; Joy/ Remain/ Your's most faithfully/ Alfred A. Marcus &amp; So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07:04.85</meta:creation-date>
    <meta:document-statistic meta:table-count="0" meta:image-count="0" meta:object-count="0" meta:page-count="3" meta:paragraph-count="81" meta:word-count="407" meta:character-count="2606"/>
    <dc:date>2012-01-05T14:14:28.82</dc:date>
    <dc:creator>Penn Libraries</dc:creator>
    <meta:editing-duration>PT00H07M24S</meta:editing-duration>
    <meta:editing-cycles>1</meta:editing-cycles>
    <meta:generator>OpenOffice.org/3.2$Win32 OpenOffice.org_project/320m12$Build-9483</meta:generator>
  </office:meta>
</office:document-meta>
</file>